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pt" fo:country="BR" style:font-name-asian="Noto Sans CJK SC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vernacular_name</text:p>
          </table:table-cell>
          <table:table-cell table:style-name="ce2" office:value-type="string" calcext:value-type="string">
            <text:p>scientific_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locality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rui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caxi</text:p>
          </table:table-cell>
          <table:table-cell office:value-type="string" calcext:value-type="string">
            <text:p>Ananas comosu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L, BA, PB, PE, RN, S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iu</text:p>
          </table:table-cell>
          <table:table-cell office:value-type="string" calcext:value-type="string">
            <text:p>Pouteria caimit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SE, MT, ES, MG, RJ, SP, PR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çai</text:p>
          </table:table-cell>
          <table:table-cell office:value-type="string" calcext:value-type="string">
            <text:p>Euterpe olerace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P, PA, TO, MA, 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ora</text:p>
          </table:table-cell>
          <table:table-cell office:value-type="string" calcext:value-type="string">
            <text:p>Rubus brasiliensi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L, BA, CE, PB, PE, RN, SE, DF, GO, ES, MG, RJ, SP, PR, RS, 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riti</text:p>
          </table:table-cell>
          <table:table-cell office:value-type="string" calcext:value-type="string">
            <text:p>Mauritia flexuo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, TO, BA, CE, MA, PI, DF, GO, MS, MT, MG, SP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ju</text:p>
          </table:table-cell>
          <table:table-cell office:value-type="string" calcext:value-type="string">
            <text:p>Anacardium humil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O, TO, BA, PI, DF, GO, MS, MT, MG, SP, PR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ória</text:p>
          </table:table-cell>
          <table:table-cell office:value-type="string" calcext:value-type="string">
            <text:p>Eryngium foetid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PI, RN, SE, DF, GO, MS, MT, ES, MG, RJ, SP, PR, RS, S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puaçu</text:p>
          </table:table-cell>
          <table:table-cell office:value-type="string" calcext:value-type="string">
            <text:p>Theobroma grandiflor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iaba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L, BA, CE, MA, PE, PI, SE, MS, MT, ES, MG, RJ, SP, PR, RS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buticaba</text:p>
          </table:table-cell>
          <table:table-cell office:value-type="string" calcext:value-type="string">
            <text:p>Plinia cauliflo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S, MG, RJ, S, PR, RS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axeira</text:p>
          </table:table-cell>
          <table:table-cell office:value-type="string" calcext:value-type="string">
            <text:p>Manihot esculent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AL, BA, CE, MA, PE, PI, DF, GO, MT, MG, S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anga</text:p>
          </table:table-cell>
          <table:table-cell office:value-type="string" calcext:value-type="string">
            <text:p>Eugenia uniflor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A, MS, ES, MG, SP, RJ, PR, RS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cumã</text:p>
          </table:table-cell>
          <table:table-cell office:value-type="string" calcext:value-type="string">
            <text:p>Astrocaryum aculeatu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PA, RO, RR, 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lorau</text:p>
          </table:table-cell>
          <table:table-cell office:value-type="string" calcext:value-type="string">
            <text:p>Bixa orella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C, AM, AP, PA, RO, RR, TO, AL, BA, CE, MA, PB, PE, PI, RN, SE, ES, MG, SP, RJ, PR, RS, S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usa velut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, CE, RN, PE, BA, MG, ES, SP, SC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4:23:42.67785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12" meta:object-count="0"/>
  </office:meta>
</office:document-meta>
</file>